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rsid="00089a15" officeooo:paragraph-rsid="00089a15" style:text-blinking="false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rsid="0006f02f" officeooo:paragraph-rsid="0006f02f" style:text-blinking="false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rsid="000b4a3d" officeooo:paragraph-rsid="000b4a3d" style:text-blinking="false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rsid="000deab0" officeooo:paragraph-rsid="000deab0" style:text-blinking="false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rsid="000deab0" officeooo:paragraph-rsid="00106f17" style:text-blinking="false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Arial" fo:font-size="13.75pt" fo:font-style="normal" style:text-underline-style="none" fo:font-weight="bold" officeooo:rsid="0009c6ab" officeooo:paragraph-rsid="0009c6ab" style:text-blinking="false" style:font-weight-asian="bold" style:font-weight-complex="bold"/>
    </style:style>
    <style:style style:name="P7" style:family="paragraph" style:parent-style-name="Standard">
      <style:text-properties fo:font-variant="normal" fo:text-transform="none" fo:color="#000000" style:text-line-through-style="none" style:text-line-through-type="none" style:font-name="Arial" fo:font-size="13.75pt" fo:font-style="normal" style:text-underline-style="none" fo:font-weight="bold" officeooo:rsid="000deab0" officeooo:paragraph-rsid="000deab0" style:text-blinking="false" style:font-weight-asian="bold" style:font-weight-complex="bold"/>
    </style:style>
    <style:style style:name="P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rsid="0006f02f" officeooo:paragraph-rsid="0006f02f" style:text-blinking="false"/>
    </style:style>
    <style:style style:name="P9" style:family="paragraph" style:parent-style-name="Standard" style:list-style-name="L1"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rsid="0009c6ab" officeooo:paragraph-rsid="0009c6ab" style:text-blinking="false"/>
    </style:style>
    <style:style style:name="P10" style:family="paragraph" style:parent-style-name="Standard" style:list-style-name="L2"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rsid="000f3d7a" officeooo:paragraph-rsid="000f3d7a" style:text-blinking="false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rsid="000deab0" officeooo:paragraph-rsid="00106f17" style:text-blinking="false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rsid="000deab0" officeooo:paragraph-rsid="000deab0" style:text-blinking="false"/>
    </style:style>
    <style:style style:name="P13" style:family="paragraph" style:parent-style-name="Standard">
      <style:text-properties fo:font-variant="normal" fo:text-transform="none" fo:color="#000000" style:text-line-through-style="none" style:text-line-through-type="none" style:font-name="Arial" fo:font-size="11.75pt" fo:font-style="normal" style:text-underline-style="none" fo:font-weight="bold" officeooo:rsid="001155b7" officeooo:paragraph-rsid="001155b7" style:text-blinking="false" style:font-weight-asian="bold" style:font-weight-complex="bold"/>
    </style:style>
    <style:style style:name="P14" style:family="paragraph" style:parent-style-name="Standard">
      <style:text-properties officeooo:rsid="001155b7" officeooo:paragraph-rsid="001155b7"/>
    </style:style>
    <style:style style:name="P15" style:family="paragraph" style:parent-style-name="Standard">
      <style:text-properties fo:font-size="9.75pt" fo:font-weight="normal" officeooo:rsid="00138614" officeooo:paragraph-rsid="00138614" style:font-weight-asian="normal" style:font-weight-complex="normal"/>
    </style:style>
    <style:style style:name="P16" style:family="paragraph" style:parent-style-name="Standard">
      <style:text-properties fo:font-size="9.75pt" fo:font-weight="normal" officeooo:rsid="001539f4" officeooo:paragraph-rsid="001539f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6f17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style:text-blinking="false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rsid="001155b7" style:text-blinking="false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bold" style:text-blinking="false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.75pt" fo:font-style="normal" style:text-underline-style="none" fo:font-weight="bold" style:text-blinking="false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.75pt" fo:font-style="normal" style:text-underline-style="none" style:text-blinking="false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tyle="normal" style:text-underline-style="none" style:text-blinking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"/>
      <text:p text:style-name="P1"/>
      <text:p text:style-name="P1">Supplier term testing.</text:p>
      <text:p text:style-name="P1">Check the speed of supplier term</text:p>
      <text:p text:style-name="P1">Other dependancy testing.</text:p>
      <text:p text:style-name="P2"/>
      <text:p text:style-name="P2"/>
      <text:p text:style-name="P6">Django Channels – Notification Listing</text:p>
      <text:list xml:id="list1949454735" text:style-name="L1">
        <text:list-item>
          <text:p text:style-name="P9">Django channles</text:p>
        </text:list-item>
        <text:list-item>
          <text:p text:style-name="P9">Django channel groups</text:p>
        </text:list-item>
        <text:list-item>
          <text:p text:style-name="P9">Django channel sockets</text:p>
        </text:list-item>
      </text:list>
      <text:p text:style-name="P3">All admin can view the notification – (Admin group)</text:p>
      <text:p text:style-name="P3">Corresponding SME/Supplier/Factor can see the notification</text:p>
      <text:p text:style-name="P3"/>
      <text:p text:style-name="P7">Django channels :- </text:p>
      <text:p text:style-name="P4">Use for sending web-sockets</text:p>
      <text:p text:style-name="P4">Without any http request.(http request send cheyyanthe response kittuka- web socket)</text:p>
      <text:p text:style-name="P4">Cant use WSGI (it didnt support Web-sockets). We use ASGI</text:p>
      <text:p text:style-name="P5">Use <text:span text:style-name="T1">AuthmiddlewareStack</text:span> to send notification for a group of users</text:p>
      <text:p text:style-name="P5"><text:span text:style-name="T2">When we use web socket it not go to DJANGO VIEWS.. it goes to CONSUMERS</text:span> </text:p>
      <text:p text:style-name="P5"/>
      <text:p text:style-name="P13"/>
      <text:p text:style-name="P13">BROADCASTING into A group</text:p>
      <text:p text:style-name="P13"/>
      <text:p text:style-name="P14"><text:span text:style-name="T3">for broacasting purpose we use </text:span><text:span text:style-name="T6">group_send()</text:span></text:p>
      <text:p text:style-name="P15"><text:span text:style-name="T8">In Consumer py we add channel_name into the broadcast group.</text:span></text:p>
      <text:p text:style-name="P15"><text:span text:style-name="T8"/></text:p>
      <text:p text:style-name="P16"><text:span text:style-name="T8">Start with the counter app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earch elements</text:p>
      <text:list xml:id="list1641830896" text:style-name="L2">
        <text:list-item>
          <text:p text:style-name="P10">Django channel tutorial – User notification – Arun ravinchandran</text:p>
        </text:list-item>
        <text:list-item>
          <text:p text:style-name="P10">Django channels – notification rest API</text:p>
        </text:list-item>
        <text:list-item>
          <text:p text:style-name="P10">Django channels – rest framework</text:p>
        </text:list-item>
        <text:list-item>
          <text:p text:style-name="P10">Create broadcasting group in django channel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6T17:25:11.862025330</meta:creation-date>
    <dc:date>2022-02-02T18:41:17.868659091</dc:date>
    <meta:editing-duration>PT20H34M7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147" meta:character-count="964" meta:non-whitespace-character-count="840"/>
  </office:meta>
</office:document-meta>
</file>